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6.179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2.639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41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 style:data-style-name="N44"/>
    <style:style style:name="ce6" style:family="table-cell" style:parent-style-name="Default" style:data-style-name="N41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de représentation de nomb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2]-[.H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2]/([.E2]+[.F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fréquent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39"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3]/([.E3]+[.F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Méthode de division successiv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4]-[.H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4]/([.E4]+[.F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Évaluation d’une écritu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5]-[.H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5]/([.E5]+[.F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binaire→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6]-[.H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6]/([.E6]+[.F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hexadécimal→<text:span text:style-name="T2">4 (b1-&gt;b2)</text:span>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SUM([.H7:.I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7]/([.E7]+[.F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Algo entier naturel n → base n&gt;=2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8]-[.H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8]/([.E8]+[.F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9]-[.H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9]/([.E9]+[.F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2"/>
          <table:table-cell table:style-name="ce19"/>
          <table:table-cell table:style-name="ce24" table:formula="of:=[.H10]-[.I10]" office:value-type="time" office:time-value="PT01H17M50S" calcext:value-type="time">
            <text:p>01:17:50</text:p>
          </table:table-cell>
          <table:table-cell table:style-name="ce25"/>
          <table:table-cell table:style-name="ce51" table:formula="of:=([.E10]/([.E10]+[.F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hexadecimal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11]-[.H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1]/([.E11]+[.F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octale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[.D12]-[.H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2]/([.E12]+[.F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b1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3]/([.E13]+[.F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4]-[.E14]" office:value-type="time" office:time-value="PT00H20M00S" calcext:value-type="time">
            <text:p>00:20:00</text:p>
          </table:table-cell>
          <table:table-cell table:style-name="ce27" table:formula="of:=([.E14]/([.E14]+[.F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5]-[.E15]" office:value-type="time" office:time-value="PT00H20M00S" calcext:value-type="time">
            <text:p>00:20:00</text:p>
          </table:table-cell>
          <table:table-cell table:style-name="ce27" table:formula="of:=([.E15]/([.E15]+[.F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6]-[.E16]" office:value-type="time" office:time-value="PT00H20M00S" calcext:value-type="time">
            <text:p>00:20:00</text:p>
          </table:table-cell>
          <table:table-cell table:style-name="ce27" table:formula="of:=([.E16]/([.E16]+[.F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b-&gt;b1 : b1 puissance de b ???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7]-[.E17]" office:value-type="time" office:time-value="PT00H20M00S" calcext:value-type="time">
            <text:p>00:20:00</text:p>
          </table:table-cell>
          <table:table-cell table:style-name="ce27" table:formula="of:=([.E17]/([.E17]+[.F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Base 1 ?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00M10S" calcext:value-type="time">
            <text:p>00:00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8]/([.E18]+[.F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nombre avec virgule en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19]-[.H19]" office:value-type="time" office:time-value="PT48H16M19S" calcext:value-type="time">
            <text:p>00:16:1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9]/([.E19]+[.F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Algo Decimal fini en binaire 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72H20M00S" calcext:value-type="time">
            <text:p>00:20:00</text:p>
          </table:table-cell>
          <table:table-cell table:style-name="ce39" table:formula="of:=[.D20]-[.H20]" office:value-type="time" office:time-value="PT72H14M52S" calcext:value-type="time">
            <text:p>00:14:5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0]/([.E20]+[.F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pourquoi ordi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table:formula="of:=[.D21]-[.H21]" office:value-type="time" office:time-value="PT96H01M11S" calcext:value-type="time">
            <text:p>00:01:1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1]/([.E21]+[.F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D22]-[.E22]" office:value-type="time" office:time-value="PT120H20M00S" calcext:value-type="time">
            <text:p>00:20:00</text:p>
          </table:table-cell>
          <table:table-cell table:style-name="ce55" table:formula="of:=([.E22]/([.E22]+[.F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H22]+[.I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table:style-name="ce10"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00H02M03S" calcext:value-type="time">
            <text:p>00:02:03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3]/([.E23]+[.F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D24]-[.H24]" office:value-type="time" office:time-value="PT168H07M21S" calcext:value-type="time">
            <text:p>00:07:21</text:p>
          </table:table-cell>
          <table:table-cell table:style-name="ce41" table:formula="of:=[.D24]-[.E24]" office:value-type="time" office:time-value="PT00H12M39S" calcext:value-type="time">
            <text:p>00:12:39</text:p>
          </table:table-cell>
          <table:table-cell table:style-name="ce55" table:formula="of:=([.E24]/([.E24]+[.F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192H20M00S" calcext:value-type="time">
            <text:p>00:20:00</text:p>
          </table:table-cell>
          <table:table-cell table:style-name="ce39" table:formula="of:=[.D24]-[.H25]" office:value-type="time" office:time-value="PT168H05M26S" calcext:value-type="time">
            <text:p>00:05:2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5]/([.E25]+[.F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16H20M00S" calcext:value-type="time">
            <text:p>00:20:00</text:p>
          </table:table-cell>
          <table:table-cell table:style-name="ce39" table:formula="of:=[.D26]-[.H26]" office:value-type="time" office:time-value="PT216H03M10S" calcext:value-type="time">
            <text:p>00:03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6]/([.E26]+[.F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40H20M00S" calcext:value-type="time">
            <text:p>00:20:00</text:p>
          </table:table-cell>
          <table:table-cell table:style-name="ce39" table:formula="of:=[.D27]-[.H27]" office:value-type="time" office:time-value="PT240H04M39S" calcext:value-type="time">
            <text:p>00:04:3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7]/([.E27]+[.F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D28]-[.E28]" office:value-type="time" office:time-value="PT01H30M00S" calcext:value-type="time">
            <text:p>01:30:00</text:p>
          </table:table-cell>
          <table:table-cell table:style-name="ce27" table:formula="of:=([.E28]/([.E28]+[.F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29]-[.E29]" office:value-type="time" office:time-value="PT00H20M00S" calcext:value-type="time">
            <text:p>00:20:00</text:p>
          </table:table-cell>
          <table:table-cell table:style-name="ce27" table:formula="of:=([.E29]/([.E29]+[.F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0]-[.E30]" office:value-type="time" office:time-value="PT00H20M00S" calcext:value-type="time">
            <text:p>00:20:00</text:p>
          </table:table-cell>
          <table:table-cell table:style-name="ce27" table:formula="of:=([.E30]/([.E30]+[.F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1]-[.E31]" office:value-type="time" office:time-value="PT00H20M00S" calcext:value-type="time">
            <text:p>00:20:00</text:p>
          </table:table-cell>
          <table:table-cell table:style-name="ce27" table:formula="of:=([.E31]/([.E31]+[.F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64H20M00S" calcext:value-type="time">
            <text:p>00:20:00</text:p>
          </table:table-cell>
          <table:table-cell table:style-name="ce39" table:formula="of:=[.D32]-[.H32]" office:value-type="time" office:time-value="PT264H13M29S" calcext:value-type="time">
            <text:p>00:13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2]/([.E32]+[.F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3]-[.E33]" office:value-type="time" office:time-value="PT00H20M00S" calcext:value-type="time">
            <text:p>00:20:00</text:p>
          </table:table-cell>
          <table:table-cell table:style-name="ce27" table:formula="of:=([.E33]/([.E33]+[.F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4]-[.H34]" office:value-type="time" office:time-value="PT00H00M30S" calcext:value-type="time">
            <text:p>00:00:3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4]/([.E34]+[.F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5]-[.H35]" office:value-type="time" office:time-value="PT00H01M35S" calcext:value-type="time">
            <text:p>00:01:3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5]/([.E35]+[.F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6]-[.E36]" office:value-type="time" office:time-value="PT00H00M00S" calcext:value-type="time">
            <text:p>00:00:00</text:p>
          </table:table-cell>
          <table:table-cell table:style-name="ce51" table:formula="of:=([.E36]/([.E36]+[.F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7]-[.E37]" office:value-type="time" office:time-value="PT00H00M00S" calcext:value-type="time">
            <text:p>00:00:00</text:p>
          </table:table-cell>
          <table:table-cell table:style-name="ce51" table:formula="of:=([.E37]/([.E37]+[.F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8]-[.H38]" office:value-type="time" office:time-value="PT00H01M42S" calcext:value-type="time">
            <text:p>00:01:4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8]/([.E38]+[.F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9]-[.H39]" office:value-type="time" office:time-value="PT00H09M29S" calcext:value-type="time">
            <text:p>00:09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9]/([.E39]+[.F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0]/([.E40]+[.F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41]-[.H41]" office:value-type="time" office:time-value="PT48H16M24S" calcext:value-type="time">
            <text:p>00:16:2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1]/([.E41]+[.F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2]/([.E42]+[.F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table:number-columns-repeated="2" table:style-name="ce39" office:value-type="time" office:time-value="PT120H20M00S" calcext:value-type="time">
            <text:p>00:20:00</text:p>
          </table:table-cell>
          <table:table-cell table:style-name="ce39" table:formula="of:=[.D43]-[.E43]" office:value-type="time" office:time-value="PT00H00M00S" calcext:value-type="time">
            <text:p>00:00:00</text:p>
          </table:table-cell>
          <table:table-cell table:style-name="ce51" table:formula="of:=([.E43]/([.E43]+[.F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12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4]/([.E44]+[.F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68H20M00S" calcext:value-type="time">
            <text:p>00:20:00</text:p>
          </table:table-cell>
          <table:table-cell table:style-name="ce47" table:formula="of:=[.I45]-[.H45]" office:value-type="time" office:time-value="PT00H07M31S" calcext:value-type="time">
            <text:p>00:07:3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5]/([.E45]+[.F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Videos </text:p>
          </table:table-cell>
          <table:table-cell table:style-name="ce10"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6]-[.E46]" office:value-type="time" office:time-value="PT00H00M00S" calcext:value-type="time">
            <text:p>00:00:00</text:p>
          </table:table-cell>
          <table:table-cell table:style-name="ce51" table:formula="of:=([.E46]/([.E46]+[.F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Binaire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24H30M00S" calcext:value-type="time">
            <text:p>00:30:00</text:p>
          </table:table-cell>
          <table:table-cell table:style-name="ce39" table:formula="of:=[.H47]-[.I47]" office:value-type="time" office:time-value="PT00H04M50S" calcext:value-type="time">
            <text:p>00:04:5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7]/([.E47]+[.F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binaire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8]-[.E48]" office:value-type="time" office:time-value="PT00H00M00S" calcext:value-type="time">
            <text:p>00:00:00</text:p>
          </table:table-cell>
          <table:table-cell table:style-name="ce51" table:formula="of:=([.E48]/([.E48]+[.F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4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49]-[.I49]" office:value-type="time" office:time-value="PT00H16M34S" calcext:value-type="time">
            <text:p>00:16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9]/([.E49]+[.F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10-&gt;b&gt;=2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0]-[.I50]" office:value-type="time" office:time-value="PT00H22M18S" calcext:value-type="time">
            <text:p>00:22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0]/([.E50]+[.F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1]-[.I51]" office:value-type="time" office:time-value="PT00H22M36S" calcext:value-type="time">
            <text:p>00:22:3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1]/([.E51]+[.F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2-&gt;hexadecimal ~ methode bloc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52]-[.E52]" office:value-type="time" office:time-value="PT00H00M00S" calcext:value-type="time">
            <text:p>00:00:00</text:p>
          </table:table-cell>
          <table:table-cell table:style-name="ce51" table:formula="of:=([.E52]/([.E52]+[.F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inaire-&gt;octal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3]/([.E53]+[.F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b1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4]-[.I54]" office:value-type="time" office:time-value="PT00H35M18S" calcext:value-type="time">
            <text:p>00:35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4]/([.E54]+[.F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relatif-&gt;binair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5]-[.I55]" office:value-type="time" office:time-value="PT00H36M21S" calcext:value-type="time">
            <text:p>00:36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5]/([.E55]+[.F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<text:s/>Iterat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6]-[.I56]" office:value-type="time" office:time-value="PT00H02M21S" calcext:value-type="time">
            <text:p>00:02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6]/([.E56]+[.F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recurs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7]-[.I57]" office:value-type="time" office:time-value="PT00H02M15S" calcext:value-type="time">
            <text:p>00:02:1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7]/([.E57]+[.F57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45S" calcext:value-type="time">
            <text:p>00:27:4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exponetitation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8]-[.I58]" office:value-type="time" office:time-value="PT00H02M34S" calcext:value-type="time">
            <text:p>00:02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8]/([.E58]+[.F58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26S" calcext:value-type="time">
            <text:p>00:27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Methode Ruffini-Horner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45M00S" calcext:value-type="time">
            <text:p>00:45:00</text:p>
          </table:table-cell>
          <table:table-cell table:style-name="ce39" table:formula="of:=[.D59]-[.E59]" office:value-type="time" office:time-value="-PT00H15M00S" calcext:value-type="time">
            <text:p>23:45:00</text:p>
          </table:table-cell>
          <table:table-cell table:style-name="ce51" table:formula="of:=([.E59]/([.E59]+[.F59]))" office:value-type="percentage" office:value="1.5" calcext:value-type="percentage">
            <text:p>150,00 %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6" office:value-type="string" calcext:value-type="string">
            <text:p>reformulation reves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60]-[.E60]" office:value-type="time" office:time-value="PT00H00M00S" calcext:value-type="time">
            <text:p>00:00:00</text:p>
          </table:table-cell>
          <table:table-cell table:style-name="ce51" table:formula="of:=([.E60]/([.E60]+[.F6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1]-[.I61]" office:value-type="time" office:time-value="PT00H10M14S" calcext:value-type="time">
            <text:p>00:10:14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1]/([.E61]+[.F61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19M46S" calcext:value-type="time">
            <text:p>00:19: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2]-[.I62]" office:value-type="time" office:time-value="PT00H20M17S" calcext:value-type="time">
            <text:p>00:20:17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2]/([.E62]+[.F62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09M43S" calcext:value-type="time">
            <text:p>00:09: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3]-[.E63]" office:value-type="time" office:time-value="PT00H30M00S" calcext:value-type="time">
            <text:p>00:30:00</text:p>
          </table:table-cell>
          <table:table-cell table:style-name="ce54" table:formula="of:=([.E63]/([.E63]+[.F63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4]-[.E64]" office:value-type="time" office:time-value="PT00H30M00S" calcext:value-type="time">
            <text:p>00:30:00</text:p>
          </table:table-cell>
          <table:table-cell table:style-name="ce54" table:formula="of:=([.E64]/([.E64]+[.F64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|n|b = p ⇔ p − 1 ⩽ logb n &lt; p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5]-[.E65]" office:value-type="time" office:time-value="PT00H30M00S" calcext:value-type="time">
            <text:p>00:30:00</text:p>
          </table:table-cell>
          <table:table-cell table:style-name="ce54" table:formula="of:=([.E65]/([.E65]+[.F65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p = ⌊logb n⌋ + 1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6]-[.E66]" office:value-type="time" office:time-value="PT00H30M00S" calcext:value-type="time">
            <text:p>00:30:00</text:p>
          </table:table-cell>
          <table:table-cell table:style-name="ce54" table:formula="of:=([.E66]/([.E66]+[.F66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Source d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7]-[.E67]" office:value-type="time" office:time-value="PT00H20M00S" calcext:value-type="time">
            <text:p>00:20:00</text:p>
          </table:table-cell>
          <table:table-cell table:style-name="ce54" table:formula="of:=([.E67]/([.E67]+[.F6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Quantite de l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8]-[.E68]" office:value-type="time" office:time-value="PT00H20M00S" calcext:value-type="time">
            <text:p>00:20:00</text:p>
          </table:table-cell>
          <table:table-cell table:style-name="ce54" table:formula="of:=([.E68]/([.E68]+[.F6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Entropie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9]-[.E69]" office:value-type="time" office:time-value="PT00H20M00S" calcext:value-type="time">
            <text:p>00:20:00</text:p>
          </table:table-cell>
          <table:table-cell table:style-name="ce54" table:formula="of:=([.E69]/([.E69]+[.F6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Longueur moyenne d'un codage d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0]-[.E70]" office:value-type="time" office:time-value="PT00H20M00S" calcext:value-type="time">
            <text:p>00:20:00</text:p>
          </table:table-cell>
          <table:table-cell table:style-name="ce54" table:formula="of:=([.E70]/([.E70]+[.F7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Codage optimal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1]-[.E71]" office:value-type="time" office:time-value="PT00H20M00S" calcext:value-type="time">
            <text:p>00:20:00</text:p>
          </table:table-cell>
          <table:table-cell table:style-name="ce54" table:formula="of:=([.E71]/([.E71]+[.F71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me du codage sans bruit</text:p>
          </table:table-cell>
          <table:table-cell table:style-name="ce33" office:value-type="string" calcext:value-type="string">
            <text:p>Conventions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2]-[.E72]" office:value-type="time" office:time-value="PT00H20M00S" calcext:value-type="time">
            <text:p>00:20:00</text:p>
          </table:table-cell>
          <table:table-cell table:style-name="ce54" table:formula="of:=([.E72]/([.E72]+[.F72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Video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3]-[.E73]" office:value-type="time" office:time-value="PT00H25M00S" calcext:value-type="time">
            <text:p>00:25:00</text:p>
          </table:table-cell>
          <table:table-cell table:style-name="ce54" table:formula="of:=([.E73]/([.E73]+[.F73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Support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4]-[.E74]" office:value-type="time" office:time-value="PT00H25M00S" calcext:value-type="time">
            <text:p>00:25:00</text:p>
          </table:table-cell>
          <table:table-cell table:style-name="ce54" table:formula="of:=([.E74]/([.E74]+[.F74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programme: avoir les codes de S avec huff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5]-[.E75]" office:value-type="time" office:time-value="PT00H20M00S" calcext:value-type="time">
            <text:p>00:20:00</text:p>
          </table:table-cell>
          <table:table-cell table:style-name="ce54" table:formula="of:=([.E75]/([.E75]+[.F75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getCode(String text/mot):cod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6]-[.E76]" office:value-type="time" office:time-value="PT00H20M00S" calcext:value-type="time">
            <text:p>00:20:00</text:p>
          </table:table-cell>
          <table:table-cell table:style-name="ce54" table:formula="of:=([.E76]/([.E76]+[.F76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description(Code code):Text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7]-[.E77]" office:value-type="time" office:time-value="PT00H20M00S" calcext:value-type="time">
            <text:p>00:20:00</text:p>
          </table:table-cell>
          <table:table-cell table:style-name="ce54" table:formula="of:=([.E77]/([.E77]+[.F7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proposition de compression techniqu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8]-[.E78]" office:value-type="time" office:time-value="PT00H20M00S" calcext:value-type="time">
            <text:p>00:20:00</text:p>
          </table:table-cell>
          <table:table-cell table:style-name="ce54" table:formula="of:=([.E78]/([.E78]+[.F7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implementation de la proposition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9]-[.E79]" office:value-type="time" office:time-value="PT00H20M00S" calcext:value-type="time">
            <text:p>00:20:00</text:p>
          </table:table-cell>
          <table:table-cell table:style-name="ce54" table:formula="of:=([.E79]/([.E79]+[.F7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algo de decompression de fichier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0]-[.E80]" office:value-type="time" office:time-value="PT00H20M00S" calcext:value-type="time">
            <text:p>00:20:00</text:p>
          </table:table-cell>
          <table:table-cell table:style-name="ce54" table:formula="of:=([.E80]/([.E80]+[.F8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 table:number-rows-repeated="4">
          <table:table-cell/>
          <table:table-cell table:style-name="ce33"/>
          <table:table-cell table:style-name="ce2"/>
          <table:table-cell table:style-name="ce43" table:number-columns-repeated="3"/>
          <table:table-cell table:style-name="ce5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formula="of:=COUNTA([.G2:.G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formula="of:=SUM([.D2:.D46])" office:value-type="time" office:time-value="PT2198H19M59.999999999S" calcext:value-type="time">
            <text:p>14:20:00</text:p>
          </table:table-cell>
          <table:table-cell table:style-name="ce6" table:formula="of:=SUM([.E2:.E46])" office:value-type="time" office:time-value="PT1567H05M41.000000002S" calcext:value-type="time">
            <text:p>07:05:41</text:p>
          </table:table-cell>
          <table:table-cell table:style-name="ce6" table:formula="of:=SUM([.F2:.F46])" office:value-type="time" office:time-value="PT124H42M39S" calcext:value-type="time">
            <text:p>04:42:39</text:p>
          </table:table-cell>
          <table:table-cell table:style-name="ce9" table:formula="of:=SUM([.G2:.G46])/COUNTA([.G2:.G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rd'hui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23" table:formula="of:=SUM([.D61:.D80])" office:value-type="time" office:time-value="PT07H50M00S" calcext:value-type="time">
            <text:p>07:50:00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3"/>
          <table:table-cell table:style-name="ce30"/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1:17:24.5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2T09:11:08.887000000</dc:date>
    <meta:editing-duration>P2DT7H39M48S</meta:editing-duration>
    <meta:editing-cycles>83</meta:editing-cycles>
    <meta:generator>LibreOffice/7.2.4.1$Windows_X86_64 LibreOffice_project/27d75539669ac387bb498e35313b970b7fe9c4f9</meta:generator>
    <meta:document-statistic meta:table-count="1" meta:cell-count="617" meta:object-count="0"/>
  </office:meta>
</office:document-meta>
</file>